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b7cf7c"/>
    </style:style>
    <style:style style:name="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4" style:family="paragraph" style:parent-style-name="Code">
      <style:text-properties officeooo:rsid="01d66984" officeooo:paragraph-rsid="01d66984"/>
    </style:style>
    <style:style style:name="P5" style:family="paragraph" style:parent-style-name="Text_20_body">
      <style:text-properties officeooo:rsid="01d66984" officeooo:paragraph-rsid="01d66984"/>
    </style:style>
    <style:style style:name="P6" style:family="paragraph" style:parent-style-name="Code">
      <style:text-properties officeooo:rsid="01d745b2" officeooo:paragraph-rsid="01d745b2"/>
    </style:style>
    <style:style style:name="P7" style:family="paragraph" style:parent-style-name="Standard">
      <style:text-properties officeooo:rsid="01d745b2" officeooo:paragraph-rsid="01d745b2"/>
    </style:style>
    <style:style style:name="P8" style:family="paragraph" style:parent-style-name="Text_20_body">
      <style:text-properties officeooo:rsid="01d47918" officeooo:paragraph-rsid="01d47918"/>
    </style:style>
    <style:style style:name="P9" style:family="paragraph" style:parent-style-name="Text_20_body">
      <style:text-properties officeooo:rsid="01d47918" officeooo:paragraph-rsid="01d4f0d7"/>
    </style:style>
    <style:style style:name="P10" style:family="paragraph" style:parent-style-name="Text_20_body">
      <style:text-properties officeooo:rsid="01da51c5" officeooo:paragraph-rsid="01da51c5"/>
    </style:style>
    <style:style style:name="P11" style:family="paragraph" style:parent-style-name="Text_20_body">
      <style:text-properties officeooo:rsid="01dd73b3" officeooo:paragraph-rsid="01dd73b3"/>
    </style:style>
    <style:style style:name="P12" style:family="paragraph" style:parent-style-name="Text_20_body">
      <style:text-properties officeooo:rsid="01dfd773" officeooo:paragraph-rsid="01dfd773"/>
    </style:style>
    <style:style style:name="P13" style:family="paragraph" style:parent-style-name="Text_20_body">
      <style:text-properties officeooo:rsid="01d4f0d7" officeooo:paragraph-rsid="01d4f0d7"/>
    </style:style>
    <style:style style:name="P14" style:family="paragraph" style:parent-style-name="Text_20_body">
      <style:text-properties officeooo:rsid="01d8fa80" officeooo:paragraph-rsid="01d8fa80"/>
    </style:style>
    <style:style style:name="P15" style:family="paragraph" style:parent-style-name="Code">
      <style:text-properties officeooo:paragraph-rsid="01e33ef9"/>
    </style:style>
    <style:style style:name="P16" style:family="paragraph" style:parent-style-name="Code">
      <style:text-properties officeooo:rsid="01e33ef9" officeooo:paragraph-rsid="01e33ef9"/>
    </style:style>
    <style:style style:name="P17" style:family="paragraph" style:parent-style-name="Code">
      <style:text-properties officeooo:paragraph-rsid="01e4a73f"/>
    </style:style>
    <style:style style:name="P18" style:family="paragraph" style:parent-style-name="Text_20_body">
      <style:text-properties fo:font-weight="bold" officeooo:rsid="01e33ef9" officeooo:paragraph-rsid="01e33ef9" style:font-weight-asian="bold" style:font-weight-complex="bold"/>
    </style:style>
    <style:style style:name="P19" style:family="paragraph" style:parent-style-name="Text_20_body">
      <style:text-properties fo:font-weight="bold" officeooo:rsid="01ec06b9" officeooo:paragraph-rsid="01e98b94" style:font-weight-asian="bold" style:font-weight-complex="bold"/>
    </style:style>
    <style:style style:name="P20" style:family="paragraph" style:parent-style-name="Text_20_body">
      <style:text-properties officeooo:rsid="01df6abe" officeooo:paragraph-rsid="01e78e42"/>
    </style:style>
    <style:style style:name="P21" style:family="paragraph" style:parent-style-name="Code">
      <style:text-properties officeooo:paragraph-rsid="01e98b94"/>
    </style:style>
    <style:style style:name="P22" style:family="paragraph" style:parent-style-name="Text_20_body">
      <style:text-properties officeooo:rsid="01ec9d1a" officeooo:paragraph-rsid="01ec9d1a"/>
    </style:style>
    <style:style style:name="P23" style:family="paragraph" style:parent-style-name="Code">
      <style:text-properties officeooo:paragraph-rsid="01ef0201"/>
    </style:style>
    <style:style style:name="P24" style:family="paragraph" style:parent-style-name="Heading_20_1">
      <style:text-properties officeooo:rsid="01b4912c" officeooo:paragraph-rsid="01b4912c"/>
    </style:style>
    <style:style style:name="P25" style:family="paragraph" style:parent-style-name="Heading_20_1">
      <style:text-properties officeooo:rsid="01d47918" officeooo:paragraph-rsid="01d47918"/>
    </style:style>
    <style:style style:name="P26" style:family="paragraph" style:parent-style-name="Heading_20_1">
      <style:text-properties officeooo:rsid="01da51c5" officeooo:paragraph-rsid="01da51c5"/>
    </style:style>
    <style:style style:name="P27" style:family="paragraph" style:parent-style-name="Heading_20_1">
      <style:text-properties officeooo:rsid="01dd73b3" officeooo:paragraph-rsid="01dd73b3"/>
    </style:style>
    <style:style style:name="P28" style:family="paragraph" style:parent-style-name="Heading_20_1">
      <style:text-properties officeooo:rsid="01dfd773" officeooo:paragraph-rsid="01dfd773"/>
    </style:style>
    <style:style style:name="P29" style:family="paragraph" style:parent-style-name="Heading_20_1">
      <style:text-properties officeooo:rsid="01f2144a" officeooo:paragraph-rsid="01f2144a"/>
    </style:style>
    <style:style style:name="P30" style:family="paragraph" style:parent-style-name="Heading_20_2">
      <style:text-properties officeooo:rsid="01d4f0d7" officeooo:paragraph-rsid="01d4f0d7"/>
    </style:style>
    <style:style style:name="P31" style:family="paragraph" style:parent-style-name="Heading_20_2">
      <style:text-properties officeooo:rsid="01d66984" officeooo:paragraph-rsid="01d66984"/>
    </style:style>
    <style:style style:name="P32" style:family="paragraph" style:parent-style-name="Heading_20_2">
      <style:text-properties officeooo:rsid="01d801c5" officeooo:paragraph-rsid="01d801c5"/>
    </style:style>
    <style:style style:name="P33" style:family="paragraph" style:parent-style-name="Heading_20_2">
      <style:text-properties officeooo:rsid="01e78e42" officeooo:paragraph-rsid="01e78e42"/>
    </style:style>
    <style:style style:name="P34" style:family="paragraph" style:parent-style-name="Heading_20_2">
      <style:text-properties officeooo:rsid="01e2a2e7" officeooo:paragraph-rsid="01e78e42"/>
    </style:style>
    <style:style style:name="P35" style:family="paragraph" style:parent-style-name="Text_20_body" style:list-style-name="AdvLab-Bullet">
      <style:text-properties officeooo:rsid="01da51c5" officeooo:paragraph-rsid="01da51c5"/>
    </style:style>
    <style:style style:name="P36" style:family="paragraph" style:parent-style-name="Text_20_body">
      <style:text-properties officeooo:rsid="01da51c5" officeooo:paragraph-rsid="01da51c5"/>
    </style:style>
    <style:style style:name="P37" style:family="paragraph" style:parent-style-name="Text_20_body" style:list-style-name="AdvLab-Bullet">
      <style:text-properties officeooo:rsid="01ea4ac3" officeooo:paragraph-rsid="01e78e42"/>
    </style:style>
    <style:style style:name="P38" style:family="paragraph" style:parent-style-name="Text_20_body" style:list-style-name="AdvLab-Bullet">
      <style:text-properties officeooo:rsid="01ea4ac3" officeooo:paragraph-rsid="01ea4ac3"/>
    </style:style>
    <style:style style:name="P39" style:family="paragraph" style:parent-style-name="Text_20_body">
      <style:text-properties fo:font-weight="normal" officeooo:rsid="01ea65d6" officeooo:paragraph-rsid="01e98b94" style:font-weight-asian="normal" style:font-weight-complex="normal"/>
    </style:style>
    <style:style style:name="P40" style:family="paragraph" style:parent-style-name="Text_20_body" style:list-style-name="AdvLab-Bullet">
      <style:text-properties fo:font-weight="normal" officeooo:rsid="01ea65d6" officeooo:paragraph-rsid="01e98b94" style:font-weight-asian="normal" style:font-weight-complex="normal"/>
    </style:style>
    <style:style style:name="P41" style:family="paragraph" style:parent-style-name="Text_20_body" style:list-style-name="AdvLab-Bullet">
      <style:text-properties fo:font-weight="bold" officeooo:rsid="01ea65d6" officeooo:paragraph-rsid="01e98b94" style:font-weight-asian="bold" style:font-weight-complex="bold"/>
    </style:style>
    <style:style style:name="P42" style:family="paragraph" style:parent-style-name="Text_20_body" style:list-style-name="AdvLab-Bullet">
      <style:text-properties fo:font-weight="bold" officeooo:rsid="01eb0137" officeooo:paragraph-rsid="01e98b94" style:font-weight-asian="bold" style:font-weight-complex="bold"/>
    </style:style>
    <style:style style:name="P43" style:family="paragraph" style:parent-style-name="Text_20_body" style:list-style-name="AdvLab-Bullet">
      <style:text-properties fo:font-weight="bold" officeooo:rsid="01ec06b9" officeooo:paragraph-rsid="01e98b94" style:font-weight-asian="bold" style:font-weight-complex="bold"/>
    </style:style>
    <style:style style:name="P44" style:family="paragraph" style:parent-style-name="Text_20_body" style:list-style-name="AdvLab-Bullet">
      <style:text-properties officeooo:rsid="01ec9d1a" officeooo:paragraph-rsid="01ec9d1a"/>
    </style:style>
    <style:style style:name="P45" style:family="paragraph" style:parent-style-name="Text_20_body" style:list-style-name="AdvLab-Bullet">
      <style:text-properties fo:font-style="normal" officeooo:rsid="01ec9d1a" officeooo:paragraph-rsid="01ec9d1a" style:font-style-asian="normal" style:font-style-complex="normal"/>
    </style:style>
    <style:style style:name="P46" style:family="paragraph" style:parent-style-name="Text_20_body" style:list-style-name="AdvLab-Bullet">
      <style:text-properties officeooo:rsid="01ed6cbb" officeooo:paragraph-rsid="01ed6cbb"/>
    </style:style>
    <style:style style:name="P47" style:family="paragraph" style:parent-style-name="Text_20_body">
      <style:text-properties officeooo:rsid="01dfd773" officeooo:paragraph-rsid="01dfd773"/>
    </style:style>
    <style:style style:name="P48" style:family="paragraph" style:parent-style-name="Text_20_body">
      <style:text-properties officeooo:rsid="01ef0201" officeooo:paragraph-rsid="01ef0201"/>
    </style:style>
    <style:style style:name="P49" style:family="paragraph" style:parent-style-name="Text_20_body">
      <style:text-properties officeooo:rsid="01ef4d82" officeooo:paragraph-rsid="01ef4d82"/>
    </style:style>
    <style:style style:name="P50" style:family="paragraph" style:parent-style-name="Text_20_body" style:list-style-name="AdvLab-Bullet">
      <style:text-properties officeooo:rsid="01ef4d82" officeooo:paragraph-rsid="01ef4d82"/>
    </style:style>
    <style:style style:name="P51" style:family="paragraph" style:parent-style-name="Text_20_body" style:list-style-name="AdvLab-Bullet">
      <style:text-properties officeooo:rsid="01f04696" officeooo:paragraph-rsid="01f04696"/>
    </style:style>
    <style:style style:name="P52" style:family="paragraph" style:parent-style-name="Text_20_body">
      <style:text-properties officeooo:rsid="01f04696" officeooo:paragraph-rsid="01f04696"/>
    </style:style>
    <style:style style:name="P53" style:family="paragraph" style:parent-style-name="Text_20_body">
      <style:text-properties officeooo:rsid="01f2144a" officeooo:paragraph-rsid="01f2144a"/>
    </style:style>
    <style:style style:name="P54" style:family="paragraph" style:parent-style-name="Text_20_body">
      <style:text-properties officeooo:rsid="01f29c9d" officeooo:paragraph-rsid="01f29c9d"/>
    </style:style>
    <style:style style:name="T1" style:family="text">
      <style:text-properties fo:font-size="12pt" fo:font-weight="bold" officeooo:rsid="01057fde" style:font-size-asian="10.5pt"/>
    </style:style>
    <style:style style:name="T2" style:family="text">
      <style:text-properties fo:font-size="12pt" fo:font-weight="bold" officeooo:rsid="010124a3" style:font-size-asian="10.5pt"/>
    </style:style>
    <style:style style:name="T3" style:family="text">
      <style:text-properties fo:font-size="12pt" fo:font-weight="bold" officeooo:rsid="011bbfad" style:font-name-asian="Liberation Sans1" style:font-size-asian="10.5pt" style:font-name-complex="Liberation Sans1"/>
    </style:style>
    <style:style style:name="T4" style:family="text">
      <style:text-properties fo:font-size="12pt" fo:font-weight="bold" officeooo:rsid="01e1f695" style:font-name-asian="Liberation Sans1" style:font-size-asian="10.5pt" style:font-name-complex="Liberation Sans1"/>
    </style:style>
    <style:style style:name="T5" style:family="text">
      <style:text-properties fo:font-size="12pt" fo:font-weight="bold" officeooo:rsid="01d47918" style:font-name-asian="Liberation Sans1" style:font-size-asian="10.5pt" style:font-name-complex="Liberation Sans1"/>
    </style:style>
    <style:style style:name="T6" style:family="text">
      <style:text-properties officeooo:rsid="0050f0df"/>
    </style:style>
    <style:style style:name="T7" style:family="text">
      <style:text-properties officeooo:rsid="00b1e0fa" style:font-name-asian="Liberation Sans1" style:font-name-complex="Liberation Sans1"/>
    </style:style>
    <style:style style:name="T8" style:family="text">
      <style:text-properties officeooo:rsid="010563d1"/>
    </style:style>
    <style:style style:name="T9" style:family="text">
      <style:text-properties officeooo:rsid="0050f0df" style:font-name-asian="Liberation Serif" style:font-name-complex="Liberation Serif"/>
    </style:style>
    <style:style style:name="T10" style:family="text">
      <style:text-properties officeooo:rsid="0050f0df" style:font-name-asian="Arial Unicode MS" style:font-name-complex="Arial Unicode MS"/>
    </style:style>
    <style:style style:name="T11" style:family="text">
      <style:text-properties officeooo:rsid="007e5b1a" style:font-name-asian="Arial Unicode MS" style:font-name-complex="Arial Unicode MS"/>
    </style:style>
    <style:style style:name="T12" style:family="text">
      <style:text-properties fo:font-style="italic" style:font-style-asian="italic" style:font-style-complex="italic"/>
    </style:style>
    <style:style style:name="T13" style:family="text">
      <style:text-properties fo:font-style="italic" officeooo:rsid="01d745b2" style:font-style-asian="italic" style:font-style-complex="italic"/>
    </style:style>
    <style:style style:name="T14" style:family="text">
      <style:text-properties fo:font-style="italic" officeooo:rsid="01e4a73f" style:font-style-asian="italic" style:font-style-complex="italic"/>
    </style:style>
    <style:style style:name="T15" style:family="text">
      <style:text-properties fo:font-style="italic" fo:font-weight="normal" officeooo:rsid="01d4f0d7"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1cd73c9" style:font-style-asian="normal" style:font-style-complex="normal"/>
    </style:style>
    <style:style style:name="T18" style:family="text">
      <style:text-properties fo:font-style="normal" officeooo:rsid="01d745b2" style:font-style-asian="normal" style:font-style-complex="normal"/>
    </style:style>
    <style:style style:name="T19" style:family="text">
      <style:text-properties fo:font-style="normal" officeooo:rsid="01e4a73f" style:font-style-asian="normal" style:font-style-complex="normal"/>
    </style:style>
    <style:style style:name="T20" style:family="text">
      <style:text-properties fo:font-style="normal" officeooo:rsid="01e0409b" style:font-style-asian="normal" style:font-style-complex="normal"/>
    </style:style>
    <style:style style:name="T21" style:family="text">
      <style:text-properties fo:font-style="normal" officeooo:rsid="01e2fdfb" style:font-style-asian="normal" style:font-style-complex="normal"/>
    </style:style>
    <style:style style:name="T22" style:family="text">
      <style:text-properties fo:font-style="normal" officeooo:rsid="01e78e42" style:font-style-asian="normal" style:font-style-complex="normal"/>
    </style:style>
    <style:style style:name="T23" style:family="text">
      <style:text-properties fo:font-style="normal" officeooo:rsid="01f04696" style:font-style-asian="normal" style:font-style-complex="normal"/>
    </style:style>
    <style:style style:name="T24" style:family="text">
      <style:text-properties fo:font-style="normal" fo:font-weight="normal" officeooo:rsid="01d4f0d7" style:font-style-asian="normal" style:font-weight-asian="normal" style:font-style-complex="normal"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1d4f0d7" style:font-weight-asian="normal" style:font-weight-complex="normal"/>
    </style:style>
    <style:style style:name="T27" style:family="text">
      <style:text-properties fo:font-weight="normal" officeooo:rsid="01ea4ac3" style:font-weight-asian="normal" style:font-weight-complex="normal"/>
    </style:style>
    <style:style style:name="T28" style:family="text">
      <style:text-properties fo:font-weight="bold" style:font-weight-asian="bold" style:font-weight-complex="bold"/>
    </style:style>
    <style:style style:name="T29" style:family="text">
      <style:text-properties officeooo:rsid="01d66984"/>
    </style:style>
    <style:style style:name="T30" style:family="text">
      <style:text-properties officeooo:rsid="01de4fa8"/>
    </style:style>
    <style:style style:name="T31" style:family="text">
      <style:text-properties officeooo:rsid="01e33ef9"/>
    </style:style>
    <style:style style:name="T32" style:family="text">
      <style:text-properties officeooo:rsid="01d745b2"/>
    </style:style>
    <style:style style:name="T33" style:family="text">
      <style:text-properties style:font-weight-asian="normal" style:font-weight-complex="normal"/>
    </style:style>
    <style:style style:name="T34" style:family="text">
      <style:text-properties officeooo:rsid="01e4a73f"/>
    </style:style>
    <style:style style:name="T35" style:family="text">
      <style:text-properties officeooo:rsid="01e61aa8"/>
    </style:style>
    <style:style style:name="T36" style:family="text">
      <style:text-properties officeooo:rsid="01ea65d6"/>
    </style:style>
    <style:style style:name="T37" style:family="text">
      <style:text-properties officeooo:rsid="01eb9b7d"/>
    </style:style>
    <style:style style:name="T38" style:family="text">
      <style:text-properties officeooo:rsid="01ef0201"/>
    </style:style>
    <style:style style:name="T39" style:family="text">
      <style:text-properties officeooo:rsid="01ef4d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Introduction</text:h>
      <text:p text:style-name="P8"><text:span text:style-name="T17">F</text:span><text:span text:style-name="T16">inally, we can break the boundaries of the four walls we are sitting in and connect to the wide world out there through the World Wide Web (WWW.) Once you can connect a Pico W to the internet you can read web pages, serve your own web pages, and store data “in the cloud.” We are finally getting to the “W” in Pico W!</text:span></text:p>
      <text:p text:style-name="P8"><text:span text:style-name="T16">Start working through Ch. 12 </text:span><text:span text:style-name="T12">WiFi Connectivity with Pico W</text:span><text:span text:style-name="T16">. When you get </text:span><text:span text:style-name="Code">Robust_connection.py</text:span><text:span text:style-name="T16"> working, pause and work through the section below.</text:span></text:p>
      <text:h text:style-name="P25" text:outline-level="1">Saving WiFi Information in a File</text:h>
      <text:p text:style-name="P9">It is a good idea <text:span text:style-name="T28">not</text:span><text:span text:style-name="T25"> to put sensitive information in your code. Instead save it in a separate file. This way you can safely share your code without sharing your sensitive information. </text:span><text:span text:style-name="T26">There is a simple format for saving system settings called </text:span><text:span text:style-name="T15">TOML</text:span><text:span text:style-name="T24"> (Tom’s Obvious Minimal Language, if you were curious.) The code below reads simple TOML settings you need for WiFi.</text:span></text:p>
      <text:h text:style-name="P30" text:outline-level="2">The <text:span text:style-name="Code">settings.toml</text:span> File</text:h>
      <text:p text:style-name="P13">Create a file named <text:span text:style-name="Code">settings.toml</text:span> like the one below:</text:p>
      <text:p text:style-name="P4">WIFI_SSID = "GENEVAGAMING"</text:p>
      <text:p text:style-name="P4">WIFI_PASSWORD = "GenevaGameConsoles"</text:p>
      <text:p text:style-name="P5">This should work whereever you can access the Geneva gaming Wifi. If you want to connect to a different WiFi, make the abvious changes in the SSID and PASSWORD lines.</text:p>
      <text:p text:style-name="P5">If you are are taking the Pico W home to a completely differents WiFi, I would make two different setting files named something like <text:span text:style-name="Code">settings_geneva.toml</text:span> and <text:span text:style-name="Code">setting_home.toml</text:span> and copy the one I want to <text:span text:style-name="Code">settings.toml</text:span> when I change locations.</text:p>
      <text:h text:style-name="P31" text:outline-level="2">Reading the <text:span text:style-name="Code">.toml</text:span> File</text:h>
      <text:p text:style-name="P5">Since this is a routine task, it is a good idea to put the code that reads this into a module that you import. Create a file <text:span text:style-name="Code">ReadTOML.py</text:span> with the content below.</text:p>
      <text:p text:style-name="Code">""" ReadTOML """</text:p>
      <text:p text:style-name="Code"/>
      <text:p text:style-name="Code">def ReadTOML(filename="settings.toml"):</text:p>
      <text:p text:style-name="Code"><text:s text:c="4"/>settings = {}</text:p>
      <text:p text:style-name="Code"><text:s text:c="4"/>with open(filename, 'r') as fp:</text:p>
      <text:p text:style-name="Code"><text:s text:c="8"/>line = fp.readline().strip()</text:p>
      <text:p text:style-name="Code"><text:s text:c="8"/>while line:</text:p>
      <text:p text:style-name="Code"><text:s text:c="12"/>if '=' in line:</text:p>
      <text:p text:style-name="Code"><text:s text:c="16"/>words = line.split('=')</text:p>
      <text:p text:style-name="Code"><text:s text:c="16"/>if len(words) == 2:</text:p>
      <text:p text:style-name="Code"><text:s text:c="20"/>key = words[0].strip()</text:p>
      <text:p text:style-name="Code"><text:s text:c="20"/>value = words[1].strip()[1:-1]</text:p>
      <text:p text:style-name="Code"><text:s text:c="20"/>settings[key] = value</text:p>
      <text:p text:style-name="Code"><text:s text:c="16"/></text:p>
      <text:p text:style-name="Code"><text:s text:c="12"/>line = fp.readline().strip()</text:p>
      <text:p text:style-name="Code"/>
      <text:p text:style-name="Code"><text:s text:c="4"/>return settings</text:p>
      <text:p text:style-name="P5">This code creates a <text:span text:style-name="T12">dictionary</text:span><text:span text:style-name="T16"> of the settings. A dictionary (also called a </text:span><text:span text:style-name="T12">hash</text:span><text:span text:style-name="T16">) </text:span><text:span text:style-name="T18">is a collection where the items are found by a </text:span><text:span text:style-name="T13">key</text:span><text:span text:style-name="T18"> instead of an index number. The line</text:span></text:p>
      <text:p text:style-name="P6">settings = {}</text:p>
      <text:p text:style-name="P7">creates an empty dictionary.</text:p>
      <text:p text:style-name="Standard"><text:soft-page-break/><text:span text:style-name="T32">Next the code opens the </text:span><text:span text:style-name="Code"><text:span text:style-name="T32">settings.toml</text:span></text:span><text:span text:style-name="T32"> file and reads all of the lines </text:span><text:span text:style-name="T31">with a </text:span><text:span text:style-name="Code"><text:span text:style-name="T31">=</text:span></text:span><text:span text:style-name="T31"> in them</text:span><text:span text:style-name="T32">. </text:span><text:span text:style-name="T31">It assumes those lines are the name of the setting and its value (without the quotes.)</text:span></text:p>
      <text:h text:style-name="P32" text:outline-level="2">Using the <text:span text:style-name="Code">setting.toml</text:span> File</text:h>
      <text:p text:style-name="P14">Copy th<text:span text:style-name="T29">e </text:span><text:span text:style-name="Code"><text:span text:style-name="T29">ReadTOML.py</text:span></text:span><text:span text:style-name="T29"> </text:span>to the Pico W so your code can import it. After the last import line, add the line</text:p>
      <text:p text:style-name="P15">from ReadTOML import ReadTOML</text:p>
      <text:p text:style-name="P16">settings = ReadTOML()</text:p>
      <text:p text:style-name="P14">Replace the code</text:p>
      <text:p text:style-name="Code">wlan = network.WLAN(network.STA_IF)</text:p>
      <text:p text:style-name="Code">wlan.active(True)</text:p>
      <text:p text:style-name="Code">wlan.connect("NetworkName", "Password")</text:p>
      <text:p text:style-name="P14">with the code</text:p>
      <text:p text:style-name="Code">ssid = settings["WIFI_SSID"]</text:p>
      <text:p text:style-name="Code">psk = settings["WIFI_PASSWORD"]</text:p>
      <text:p text:style-name="Code"/>
      <text:p text:style-name="Code">wlan = network.WLAN(network.STA_IF)</text:p>
      <text:p text:style-name="Code">wlan.active(True)</text:p>
      <text:p text:style-name="Code">wlan.connect(ssid, psk)</text:p>
      <text:p text:style-name="P14">Great! Your code is now shareable with<text:span text:style-name="T31">out</text:span> revealing your secrets.</text:p>
      <text:p text:style-name="P18">Note<text:span text:style-name="T25">: If you are connecting to a different WiFi, create a </text:span><text:span text:style-name="Code"><text:span text:style-name="T33">settings_loc.toml</text:span></text:span><text:span text:style-name="T25"> for that WiFi (replace </text:span><text:span text:style-name="Code"><text:span text:style-name="T33">loc</text:span></text:span><text:span text:style-name="T25"> with a location name,) and use the line </text:span></text:p>
      <text:p text:style-name="P17"><text:span text:style-name="T31">settings = ReadTOML(</text:span>"<text:span text:style-name="T31">settings_loc.toml</text:span>"<text:span text:style-name="T31">)</text:span></text:p>
      <text:p text:style-name="P10">Use this in the rest of the code you write for this chapter.</text:p>
      <text:h text:style-name="P26" text:outline-level="1">What Does the Web Page Say?</text:h>
      <text:p text:style-name="P10">For each of the URL’s five URL, including the first one, describe what the web request returns. Check the results aby navigating to the URL using a browser.</text:p>
      <text:list text:style-name="AdvLab-Bullet">
        <text:list-item>
          <text:p text:style-name="P35">npr.org - </text:p>
        </text:list-item>
      </text:list>
      <text:p text:style-name="P10"/>
      <text:list xml:id="list132656722377676" text:continue-numbering="true" text:style-name="AdvLab-Bullet">
        <text:list-item>
          <text:p text:style-name="P35">wttr.in - </text:p>
          <text:p text:style-name="P35"/>
        </text:list-item>
        <text:list-item>
          <text:p text:style-name="P35">ipecho.net - </text:p>
          <text:p text:style-name="P35"/>
        </text:list-item>
        <text:list-item>
          <text:p text:style-name="P35">earthquake.usgs.gov - </text:p>
          <text:p text:style-name="P35"/>
        </text:list-item>
        <text:list-item>
          <text:p text:style-name="P35">artscene.textfiles.com - </text:p>
          <text:p text:style-name="P35"/>
        </text:list-item>
      </text:list>
      <text:h text:style-name="P27" text:outline-level="1">Continue</text:h>
      <text:p text:style-name="P11">Keep working through the book. When you save the file connect.py, don’t forget to use the <text:span text:style-name="Code">settings.toml</text:span> file. <text:span text:style-name="T34">Later in the section</text:span><text:span text:style-name="T14"> Hosting a Web Page</text:span><text:span text:style-name="T19"> you create a file</text:span><text:span text:style-name="T30"> </text:span><text:span text:style-name="Code"><text:span text:style-name="T30">connect.py</text:span></text:span><text:span text:style-name="T30">. </text:span><text:span text:style-name="T34">The file connect.py will handle the TOML stuff and connect to the Wifi.</text:span></text:p>
      <text:p text:style-name="P11"/>
      <text:h text:style-name="P28" text:outline-level="1"><text:soft-page-break/>Posting Data to the Cloud</text:h>
      <text:p text:style-name="P12">It is nice to have a web page where you can read a temperature or turn an LED on and off, but what we have done so far requires that you be on the same local WiFi as the Pico W. Another restriction is that the temperature data is lost. When you refresh the web page, it shows the current temperare, but that data is not saved. </text:p>
      <text:p text:style-name="P12">What you work on next is not in the book. You will post (send) data to a cloud server where it is save<text:span text:style-name="T35">d</text:span> and plotted. <text:span text:style-name="T35">With this our data has some permanace and access outside its local WiFi.</text:span></text:p>
      <text:h text:style-name="P33" text:outline-level="2">MQTT</text:h>
      <text:p text:style-name="P20"><text:span text:style-name="T16">First we need a protocol for sending data to a server. One of the most widely used in the Internet Of Things (IoT) </text:span><text:span text:style-name="T22">protocols </text:span><text:span text:style-name="T16">is </text:span><text:span text:style-name="T12">MQTT</text:span><text:span text:style-name="T16">. </text:span><text:span text:style-name="T22">(It stands for Message Queueing Telemetry Transport.)</text:span><text:span text:style-name="T16"> It is a publish-subscribe protocol. This means a device </text:span><text:span text:style-name="T12">publishes</text:span><text:span text:style-name="T16"> its data, or feeds, on the internet, and, optionally, none, one, or many devices or cloud services </text:span><text:span text:style-name="T12">subscribe</text:span><text:span text:style-name="T16"> to the feed. The MQTT protocol is supported by MicroPython, so we </text:span><text:span text:style-name="T22">1) Micropython code so publish data, and 2) A</text:span><text:span text:style-name="T16"> cloud service.</text:span></text:p>
      <text:h text:style-name="P34" text:outline-level="2">Sign Up to io.adafruit.com</text:h>
      <text:list text:continue-numbering="true" text:style-name="AdvLab-Bullet">
        <text:list-item>
          <text:p text:style-name="P37">Navigate to <text:a xlink:type="simple" xlink:href="http://io.adafruit.com/" text:style-name="Internet_20_link" text:visited-style-name="Visited_20_Internet_20_Link">http:io.adafruit.com</text:a> </text:p>
        </text:list-item>
        <text:list-item>
          <text:p text:style-name="P38">Click on <text:span text:style-name="Code">Get Started for Free</text:span>. </text:p>
        </text:list-item>
        <text:list-item>
          <text:p text:style-name="P38">Enter the information and make sure you record your user name and password. You should get greeted with:</text:p>
        </text:list-item>
      </text:list>
      <text:p text:style-name="P39">Welcome! You have signed up successfully.</text:p>
      <text:list text:continue-numbering="true" text:style-name="AdvLab-Bullet">
        <text:list-item>
          <text:p text:style-name="P40">Add optional bio</text:p>
        </text:list-item>
        <text:list-item>
          <text:p text:style-name="P41"><text:span text:style-name="T25">Click </text:span><text:span text:style-name="Code"><text:span text:style-name="T33">[Save Profile].</text:span></text:span></text:p>
        </text:list-item>
        <text:list-item>
          <text:p text:style-name="P41"><text:span text:style-name="T25">In the top navigation bar, click </text:span><text:span text:style-name="Code"><text:span text:style-name="T33">[IO]</text:span></text:span><text:span text:style-name="T25">.</text:span></text:p>
        </text:list-item>
        <text:list-item>
          <text:p text:style-name="P40">In the upper right there is a key icon. Click it.</text:p>
        </text:list-item>
        <text:list-item>
          <text:p text:style-name="P41"><text:span text:style-name="T25">A window should pop up on the web page titled </text:span><text:span text:style-name="Code"><text:span text:style-name="T33">YOUR ADAFRUIT IO KEY</text:span></text:span><text:span text:style-name="T25">.</text:span></text:p>
        </text:list-item>
        <text:list-item>
          <text:p text:style-name="P41"><text:span text:style-name="T25">Copy and paste the lines in the </text:span><text:span text:style-name="Code"><text:span text:style-name="T33">CircuitPython</text:span></text:span><text:span text:style-name="T25"> box. They should look something like this:</text:span></text:p>
        </text:list-item>
      </text:list>
      <text:p text:style-name="P21">ADAFRUIT_AIO_USERNAME = "astrohuster"</text:p>
      <text:p text:style-name="P21">ADAFRUIT_AIO_KEY <text:s text:c="5"/>= "aio_TfqB88sgsanYJ69FWBWBbq9DDf<text:span text:style-name="T36">YB</text:span>"</text:p>
      <text:list xml:id="list132656410175144" text:continue-numbering="true" text:style-name="AdvLab-Bullet">
        <text:list-item>
          <text:p text:style-name="P42"><text:span text:style-name="T25">Open the </text:span><text:span text:style-name="Code"><text:span text:style-name="T33">settings.toml</text:span></text:span><text:span text:style-name="T25"> file and paste these lines in </text:span><text:span text:style-name="T27">at the bottom</text:span><text:span text:style-name="T25">.</text:span></text:p>
        </text:list-item>
        <text:list-item>
          <text:p text:style-name="P43"><text:span text:style-name="T25">These lines are how your Pico W will login to your </text:span><text:span text:style-name="Code"><text:span text:style-name="T33">io.adafruit.com</text:span></text:span><text:span text:style-name="T25"> account.</text:span></text:p>
        </text:list-item>
      </text:list>
      <text:p text:style-name="P19"><text:span text:style-name="T20"/></text:p>
      <text:h text:style-name="P34" text:outline-level="2">Get <text:span text:style-name="T37">the </text:span>MQTT MicroPython Library</text:h>
      <text:p text:style-name="P22"><text:span text:style-name="T21">T</text:span><text:span text:style-name="T16">his introduces a Thonny feature that helps with MicriPython – installing modules/packagess.</text:span></text:p>
      <text:list xml:id="list132655295871649" text:continue-numbering="true" text:style-name="AdvLab-Bullet">
        <text:list-item>
          <text:p text:style-name="P45">Your Pico W has to be plugged in and running in Thonny.</text:p>
        </text:list-item>
        <text:list-item>
          <text:p text:style-name="P44"><text:span text:style-name="T16">In Thonny, click </text:span><text:span text:style-name="Code">Tools</text:span><text:span text:style-name="T16"> → </text:span><text:span text:style-name="Code">Manage packages…</text:span></text:p>
        </text:list-item>
        <text:list-item>
          <text:p text:style-name="P44"><text:span text:style-name="T16">In the top entry box enter </text:span><text:span text:style-name="Code">umqtt.simple</text:span><text:span text:style-name="T16">, and click </text:span><text:span text:style-name="Code">[Search micropython-lib and PyPI]</text:span><text:span text:style-name="T16">.</text:span></text:p>
        </text:list-item>
        <text:list-item>
          <text:p text:style-name="P44"><text:span text:style-name="T16">Under Search Results, click </text:span><text:span text:style-name="Code">umqtt.simple</text:span><text:span text:style-name="T16">.</text:span></text:p>
        </text:list-item>
        <text:list-item>
          <text:p text:style-name="P44"><text:span text:style-name="T16">At the bottom center, click </text:span><text:span text:style-name="Code">[Install]</text:span><text:span text:style-name="T16">. This will take about a minute. When it is done </text:span><text:span text:style-name="Code">umqtt.simple</text:span><text:span text:style-name="T16"> will appear in the window on the left.</text:span></text:p>
        </text:list-item>
        <text:list-item>
          <text:p text:style-name="P44"><text:span text:style-name="T16">You can check by clicking on the folder </text:span><text:span text:style-name="Code">lib</text:span><text:span text:style-name="T16">. In the </text:span><text:span text:style-name="Code">lib</text:span><text:span text:style-name="T16"> folder you should see</text:span></text:p>
          <text:list>
            <text:list-item>
              <text:p text:style-name="P44"><text:span text:style-name="T16">Folder </text:span><text:span text:style-name="Code">umqtt</text:span></text:p>
            </text:list-item>
            <text:list-item>
              <text:p text:style-name="P44"><text:span text:style-name="T16">Folder </text:span><text:span text:style-name="Code">umqtt.simple-1.4.0.dist-info</text:span><text:span text:style-name="T16"> (The numbers may be for a different version.)</text:span></text:p>
            </text:list-item>
            <text:list-item>
              <text:p text:style-name="P44"><text:soft-page-break/><text:span text:style-name="Code">mqtt.py</text:span></text:p>
            </text:list-item>
          </text:list>
        </text:list-item>
        <text:list-item>
          <text:p text:style-name="P44"><text:span text:style-name="T16">It is a good idea to upload the entire lib folder to your laptop. Right click on lib and select </text:span><text:span text:style-name="Code">Download to YOUR_WORKING_FOLDER</text:span><text:span text:style-name="T16">.</text:span></text:p>
        </text:list-item>
        <text:list-item>
          <text:p text:style-name="P46"><text:span text:style-name="T21">C</text:span><text:span text:style-name="T16">heck the installation by typing </text:span><text:span text:style-name="Code">from umqtt.simple import MQTTClient</text:span><text:span text:style-name="T16"> at the python prompt. It should import without errors.</text:span></text:p>
        </text:list-item>
      </text:list>
      <text:h text:style-name="Heading_20_1" text:outline-level="1">Write the MQTT Publish<text:span text:style-name="T38">ing</text:span> Code</text:h>
      <text:p text:style-name="P48">First import the modules we will use. Note the import of <text:span text:style-name="Code">MQTTClient</text:span>. This also uses connect.py to read your <text:span text:style-name="Code">settings.toml</text:span> file.</text:p>
      <text:p text:style-name="Code">from connect import wlan, settings</text:p>
      <text:p text:style-name="Code">from time import sleep_ms</text:p>
      <text:p text:style-name="Code">from binascii import hexlify</text:p>
      <text:p text:style-name="Code">from random import randint</text:p>
      <text:p text:style-name="Code">from umqtt.simple import MQTTClient</text:p>
      <text:p text:style-name="Code">from machine import Pin, unique_id</text:p>
      <text:p text:style-name="P48">The <text:span text:style-name="Code">hexlify</text:span> function helps to make a unique ID for your Pico W.</text:p>
      <text:p text:style-name="P48"><text:line-break/>Next use <text:span text:style-name="Code">settings</text:span> to get your AIO username, key and the name of the cloud service. You also need to give a name for your data feed. Each data stream needs its own feed name. Finally each feed name need to have a <text:span text:style-name="T12">topic </text:span><text:span text:style-name="T16">of the structure in the last line below.</text:span></text:p>
      <text:p text:style-name="Code">aio_username = settings['ADAFRUIT_AIO_USERNAME']</text:p>
      <text:p text:style-name="Code">aio_key = settings['ADAFRUIT_AIO_KEY']</text:p>
      <text:p text:style-name="Code"># This feed name will show up on your io.adafruit.com page Feeds</text:p>
      <text:p text:style-name="Code">aio_feed_name = "test-1"</text:p>
      <text:p text:style-name="Code"/>
      <text:p text:style-name="Code"># Default MQTT server to connect to</text:p>
      <text:p text:style-name="Code">SERVER = settings['ADAFRUIT_SERVER']</text:p>
      <text:p text:style-name="Code">CLIENT_ID = hexlify(machine.unique_id())[-4:]</text:p>
      <text:p text:style-name="Code"># The topic of the mqtt message</text:p>
      <text:p text:style-name="Code">mqtt_topic = aio_username + "/feeds/" + aio_feed_name </text:p>
      <text:p text:style-name="P12"/>
      <text:p text:style-name="P48">Put the code that runs the Pico W in a function called <text:span text:style-name="Code">main</text:span></text:p>
      <text:p text:style-name="Code">def main(server=SERVER):</text:p>
      <text:p text:style-name="P23"><text:s text:c="4"/>c = MQTTClient(CLIENT_ID, SERVER, port=1883, <text:span text:style-name="T38">\</text:span></text:p>
      <text:p text:style-name="P23"><text:s text:c="8"/>user=aio_username, password=aio_key, \</text:p>
      <text:p text:style-name="Code"><text:s text:c="8"/>keepalive=300, ssl=False)</text:p>
      <text:p text:style-name="Code"><text:s text:c="4"/>c.connect()</text:p>
      <text:p text:style-name="Code"><text:s text:c="4"/>print(f"Connected to {server}")</text:p>
      <text:p text:style-name="Code"><text:s text:c="4"/>try:</text:p>
      <text:p text:style-name="Code"><text:s text:c="8"/>while True:</text:p>
      <text:p text:style-name="Code"><text:s text:c="12"/>temp = str(randint(200, 300)/10)</text:p>
      <text:p text:style-name="Code"><text:s text:c="12"/>print(f"Publishing {temp}")</text:p>
      <text:p text:style-name="Code"><text:s text:c="12"/>c.publish(mqtt_topic, temp)</text:p>
      <text:p text:style-name="Code"><text:s text:c="12"/>sleep_ms(5000)</text:p>
      <text:p text:style-name="Code"><text:s text:c="4"/>except:</text:p>
      <text:p text:style-name="Code"><text:s text:c="8"/>print("Exception. Disconnecting")</text:p>
      <text:p text:style-name="Code"><text:s text:c="8"/>c.disconnect()</text:p>
      <text:p text:style-name="Code"/>
      <text:p text:style-name="Code">main()</text:p>
      <text:p text:style-name="P48">The main part of the loop makes a random temperature between 20 and 30 C, and then publishes it to you <text:span text:style-name="Code">io.adafruit</text:span> account. <text:span text:style-name="T39">The final line calls </text:span><text:span text:style-name="Code"><text:span text:style-name="T39">main</text:span></text:span><text:span text:style-name="T39"> to run your code.</text:span></text:p>
      <text:p text:style-name="P49"><text:soft-page-break/>Once you get the code running, return to your <text:span text:style-name="Code">io.adafruit</text:span> pages. Click <text:span text:style-name="Code">Feeds</text:span> in the top navigation bar. </text:p>
      <text:p text:style-name="P49">You need to create a <text:span text:style-name="T12">Dashboard</text:span><text:span text:style-name="T16"> to make a graph of your data. </text:span></text:p>
      <text:list text:continue-numbering="true" text:style-name="AdvLab-Bullet">
        <text:list-item>
          <text:p text:style-name="P50"><text:span text:style-name="T16">Click on </text:span><text:span text:style-name="Code">Dashboards</text:span><text:span text:style-name="T16"> in the top nav bar.</text:span></text:p>
        </text:list-item>
        <text:list-item>
          <text:p text:style-name="P50"><text:span text:style-name="T16">On the left click on </text:span><text:span text:style-name="Code">[(+) New Dashboard]</text:span><text:span text:style-name="T16">.</text:span></text:p>
        </text:list-item>
        <text:list-item>
          <text:p text:style-name="P50"><text:span text:style-name="T16">Give it a name, then click </text:span><text:span text:style-name="Code">[Create]</text:span><text:span text:style-name="T16">.</text:span></text:p>
        </text:list-item>
        <text:list-item>
          <text:p text:style-name="P50"><text:span text:style-name="T16">Click on the name of your new dashboard. Click on the settings gear on the right, and select </text:span><text:span text:style-name="Code">Create New Block</text:span><text:span text:style-name="T16">, then click on the graph (called Line Chart.)</text:span></text:p>
        </text:list-item>
        <text:list-item>
          <text:p text:style-name="P50"><text:span text:style-name="T16">In the </text:span><text:span text:style-name="Code">Connect Feeds</text:span><text:span text:style-name="T16"> popup, click on your feed name, then click </text:span><text:span text:style-name="Code">[Next Step]</text:span><text:span text:style-name="T16">.</text:span></text:p>
        </text:list-item>
        <text:list-item>
          <text:p text:style-name="P50"><text:span text:style-name="T16">On </text:span><text:span text:style-name="Code">Show History</text:span><text:span text:style-name="T16"> select </text:span><text:span text:style-name="Code">7 days</text:span><text:span text:style-name="T16">. Scroll down and click </text:span><text:span text:style-name="Code">[Create Block]</text:span><text:span text:style-name="T16">.</text:span></text:p>
        </text:list-item>
        <text:list-item>
          <text:p text:style-name="P51"><text:span text:style-name="T16">Finally, click on the Settings icon, then </text:span><text:span text:style-name="Code">Dashboard Privacy</text:span><text:span text:style-name="T16"> and confirm that you want to make your data public.</text:span></text:p>
        </text:list-item>
        <text:list-item>
          <text:p text:style-name="P50"><text:span text:style-name="T16">Click on </text:span><text:span text:style-name="Code">Dashboards</text:span><text:span text:style-name="T16"> in the top Nav bar, then the name of your new dashboard. You should be greeted with a graph of your data.</text:span></text:p>
        </text:list-item>
        <text:list-item>
          <text:p text:style-name="P50"><text:span text:style-name="T16">You can also add </text:span><text:span text:style-name="T23">a new block using stream and it will print out the data.</text:span></text:p>
        </text:list-item>
        <text:list-item>
          <text:p text:style-name="P51"><text:span text:style-name="T16">You can use the settings icon to select </text:span><text:span text:style-name="Code">Edit Layout</text:span><text:span text:style-name="T16"> and move the blacks around and resize them.</text:span></text:p>
        </text:list-item>
      </text:list>
      <text:p text:style-name="P52"><text:span text:style-name="T16"/></text:p>
      <text:p text:style-name="P52"><text:span text:style-name="T16">E-mail your instructors with the name of your dashboard, so they can share your joy (and data.)</text:span></text:p>
      <text:h text:style-name="P29" text:outline-level="1">Activity</text:h>
      <text:p text:style-name="P53">Instead of a random number, wire up the TMP36 and post the room temperature to your io.adafruit account. Now, instead of a data file taking up room on your Pico W, the data is sent to the could and stored there. Click on your feed, and in the feed’s page there is a button to <text:span text:style-name="Code">[Download All Data]</text:span>. Then you can analyze with jupyter notebooks.</text:p>
      <text:p text:style-name="P54">E-mail your instructor the name of this new feed and dashboard.</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2" fo:font-family="'Liberation Serif'" style:font-style-name="Regular" style:font-family-generic="roman" style:font-pitch="variable" fo:font-size="11pt" style:font-size-asian="10.5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loext:hyphenation-no-last-word="false" loext:hyphenation-word-char-count="no-limit" loext:hyphenation-zone="no-limit"/>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9">
      <number:number number:decimal-places="1" number:min-decimal-places="1" number:min-integer-digits="1"/>
      <number:text>%</number:text>
    </number:percentag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b7cf7c"/>
    </style:style>
    <style:style style:name="M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057fde" style:font-size-asian="10.5pt"/>
    </style:style>
    <style:style style:name="MT2" style:family="text">
      <style:text-properties officeooo:rsid="0050f0df"/>
    </style:style>
    <style:style style:name="MT3" style:family="text">
      <style:text-properties fo:font-size="12pt" fo:font-weight="bold" officeooo:rsid="011bbfad" style:font-name-asian="Liberation Sans1" style:font-size-asian="10.5pt" style:font-name-complex="Liberation Sans1"/>
    </style:style>
    <style:style style:name="MT4" style:family="text">
      <style:text-properties fo:font-size="12pt" fo:font-weight="bold" officeooo:rsid="01e1f695" style:font-name-asian="Liberation Sans1" style:font-size-asian="10.5pt" style:font-name-complex="Liberation Sans1"/>
    </style:style>
    <style:style style:name="MT5" style:family="text">
      <style:text-properties fo:font-size="12pt" fo:font-weight="bold" officeooo:rsid="01d47918" style:font-name-asian="Liberation Sans1" style:font-size-asian="10.5pt" style:font-name-complex="Liberation Sans1"/>
    </style:style>
    <style:style style:name="MT6" style:family="text">
      <style:text-properties officeooo:rsid="00b1e0fa" style:font-name-asian="Liberation Sans1" style:font-name-complex="Liberation Sans1"/>
    </style:style>
    <style:style style:name="MT7" style:family="text">
      <style:text-properties fo:font-size="12pt" fo:font-weight="bold" officeooo:rsid="010124a3" style:font-size-asian="10.5pt"/>
    </style:style>
    <style:style style:name="MT8" style:family="text">
      <style:text-properties officeooo:rsid="010563d1"/>
    </style:style>
    <style:style style:name="MT9" style:family="text">
      <style:text-properties officeooo:rsid="0050f0df" style:font-name-asian="Liberation Serif" style:font-name-complex="Liberation Serif"/>
    </style:style>
    <style:style style:name="MT10" style:family="text">
      <style:text-properties officeooo:rsid="0050f0df" style:font-name-asian="Arial Unicode MS" style:font-name-complex="Arial Unicode MS"/>
    </style:style>
    <style:style style:name="MT11"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Microcontrollers in Labs</text:span><text:span text:style-name="MT2"><text:tab/></text:span><text:span text:style-name="MT3">Lab </text:span><text:span text:style-name="MT4">8</text:span><text:span text:style-name="MT3"> – </text:span><text:span text:style-name="MT5">WiFi</text:span><text:span text:style-name="MT6"><text:tab/></text:span><text:span text:style-name="MT7">Fall</text:span><text:span text:style-name="MT2"> 202</text:span><text:span text:style-name="MT8">4</text:span></text:p>
        <text:p text:style-name="MP2">Names __________________________________________________________________</text:p>
      </style:header>
      <style:footer>
        <text:p text:style-name="MP3"><text:file-name text:display="name-and-extension">Lab08-WiFi_24c.odt</text:file-name><text:tab/><text:span text:style-name="MT9">—</text:span><text:span text:style-name="MT10"> </text:span><text:span text:style-name="MT10"><text:page-number text:select-page="current">4</text:page-number></text:span><text:span text:style-name="MT10"><text:s/></text:span><text:span text:style-name="MT11">of </text:span><text:span text:style-name="MT11"><text:page-count>5</text:page-count></text:span><text:span text:style-name="MT10"><text:s/></text:span><text:span text:style-name="MT9">—</text:span><text:span text:style-name="MT10"><text:tab/></text:span><text:span text:style-name="MT10"><text:date style:data-style-name="N49" text:date-value="2024-10-05T13:26:54.863553224">2024-10-05</text:date></text:span><text:span text:style-name="MT10">, </text:span><text:span text:style-name="MT10"><text:time style:data-style-name="N60" text:time-value="2024-10-05T13:26:54.863735530">13:26</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1DT9H41M16S</meta:editing-duration>
    <meta:editing-cycles>107</meta:editing-cycles>
    <meta:generator>LibreOffice/24.2.5.2$Linux_X86_64 LibreOffice_project/420$Build-2</meta:generator>
    <meta:initial-creator>Prof Huster</meta:initial-creator>
    <dc:date>2024-10-05T13:26:54.581791113</dc:date>
    <meta:document-statistic meta:table-count="0" meta:image-count="0" meta:object-count="0" meta:page-count="5" meta:paragraph-count="152" meta:word-count="1637" meta:character-count="9830" meta:non-whitespace-character-count="8091"/>
  </office:meta>
</office:document-meta>
</file>